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1c5e0"/>
    </style:style>
    <style:style style:name="T1" style:family="text">
      <style:text-properties officeooo:rsid="0001c5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hen the Going Gets Tough, The Tough Get Motivated</text:span></text:p>
      <text:p text:style-name="P1"><text:span text:style-name="T1">Posted By: Jill Tillinghast</text:span></text:p>
      <text:p text:style-name="P1"><text:span text:style-name="T1"/></text:p>
      <text:p text:style-name="P1"><text:span text:style-name="T1">I don't know about you, but quite frankly I'm sick of hearing about the tough economy. <text:s/>So today, we're going to focus on 5 ways to turn negative thoughts into positive action. </text:span></text:p>
      <text:p text:style-name="P1"><text:span text:style-name="T1"/></text:p>
      <text:p text:style-name="P1"><text:span text:style-name="T1"><text:s text:c="3"/>1. You have a lot of potential - start recognizing it!</text:span></text:p>
      <text:p text:style-name="P1"><text:span text:style-name="T1"><text:s text:c="6"/>You may not be built like Arnold Schwarzenegger or be mistaken for a supermodel. <text:s/>But with positive thinking, focusing on your strengths, and self-determination you can achieve some truly amazing things. <text:s/></text:span></text:p>
      <text:p text:style-name="P1"><text:span text:style-name="T1"/></text:p>
      <text:p text:style-name="P1"><text:span text:style-name="T1"><text:s text:c="3"/>2. Decide what you want - and set goals along the way.</text:span></text:p>
      <text:p text:style-name="P1"><text:span text:style-name="T1"><text:s text:c="6"/>Remember the old saying "Rome wasn't built in a day"? <text:s/>Well, it wasn't! <text:s/>When setting goals, it's important to keep your long-term goal in mind, but set smaller goals along the way. <text:s/>This will help keep you motivated and patient. </text:span></text:p>
      <text:p text:style-name="P1"><text:span text:style-name="T1"/></text:p>
      <text:p text:style-name="P1"><text:span text:style-name="T1"><text:s text:c="3"/>3. Get focused and discipline yourself.</text:span></text:p>
      <text:p text:style-name="P1"><text:span text:style-name="T1"><text:s text:c="6"/>Nothing in life is free. <text:s/>If you want to meet your goals, you're going to have to work for it. <text:s/>Focus your attention on your goals and don't stray. <text:s/>Make sure each day you do at least one activity that centers around your goals.</text:span></text:p>
      <text:p text:style-name="P1"><text:span text:style-name="T1"/></text:p>
      <text:p text:style-name="P1"><text:span text:style-name="T1"><text:s text:c="3"/>4. Stop doubting your abilities and develop self-confidence.</text:span></text:p>
      <text:p text:style-name="P1"><text:span text:style-name="T1"><text:s text:c="6"/>Strike the phrase "I can't" from your vocabulary-because "you can"! <text:s/>Don't complain or get frustrated with little roadblocks. <text:s/>Instead visualize your success. </text:span></text:p>
      <text:p text:style-name="P1"><text:span text:style-name="T1"/></text:p>
      <text:p text:style-name="P1"><text:span text:style-name="T1"><text:s text:c="3"/>5. Avoid negative people.</text:span></text:p>
      <text:p text:style-name="P1"><text:span text:style-name="T1"><text:s text:c="6"/>Negativity is contagious. <text:s/>One of the easiest ways to become successful is to surround yourself with positive, successful people. </text:span></text:p>
      <text:p text:style-name="P1"><text:span text:style-name="T1"/></text:p>
      <text:p text:style-name="P1"><text:span text:style-name="T1">We hope you find these tips helpful. <text:s/>At Personnel Preference we take a great deal of pride in helping people not only find great jobs throughout Siskiyou County, but also grow personal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wayne Haner</meta:initial-creator>
    <meta:creation-date>2011-01-12T11:31:38.57</meta:creation-date>
    <meta:document-statistic meta:table-count="0" meta:image-count="0" meta:object-count="0" meta:page-count="1" meta:paragraph-count="14" meta:word-count="274" meta:character-count="1671"/>
    <dc:date>2011-01-12T11:31:54.62</dc:date>
    <dc:creator>Dwayne Haner</dc:creator>
    <meta:editing-duration>PT00H00M16S</meta:editing-duration>
    <meta:editing-cycles>1</meta:editing-cycles>
    <meta:generator>OpenOffice.org/3.2$Win32 OpenOffice.org_project/320m19$Build-9504</meta:generator>
  </office:meta>
</office:document-meta>
</file>